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onBA.RegionBA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BA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onBA.adjustIPD( Rectangle vpRefRect , int wm , PercentBaseContext sibling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gionBA.getPreced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